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1a01" officeooo:paragraph-rsid="00191a01"/>
    </style:style>
    <style:style style:name="P2" style:family="paragraph" style:parent-style-name="Standard">
      <style:text-properties officeooo:rsid="0019487e" officeooo:paragraph-rsid="00194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2</text:p>
      <text:p text:style-name="P1">Funciones </text:p>
      <text:p text:style-name="P1">Funciones anonimas</text:p>
      <text:p text:style-name="P2">Currin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3:11:41.066446867</meta:creation-date>
    <dc:date>2014-05-05T01:48:10.749891005</dc:date>
    <meta:editing-duration>PT21M18S</meta:editing-duration>
    <meta:editing-cycles>1</meta:editing-cycles>
    <meta:document-statistic meta:table-count="0" meta:image-count="0" meta:object-count="0" meta:page-count="1" meta:paragraph-count="4" meta:word-count="6" meta:character-count="41" meta:non-whitespace-character-count="38"/>
    <meta:generator>LibreOffice/4.1.3.2$Linux_X86_64 LibreOffice_project/410m0$Build-2</meta:generator>
  </office:meta>
</office:document-meta>
</file>